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422" officeooo:paragraph-rsid="0014e422"/>
    </style:style>
    <style:style style:name="P2" style:family="paragraph" style:parent-style-name="Standard">
      <style:text-properties fo:font-size="10pt" officeooo:rsid="0014e422" officeooo:paragraph-rsid="0014e422" style:font-size-asian="10pt" style:font-size-complex="10pt"/>
    </style:style>
    <style:style style:name="P3" style:family="paragraph" style:parent-style-name="Standard">
      <style:text-properties officeooo:rsid="0016dc30" officeooo:paragraph-rsid="0016dc30"/>
    </style:style>
    <style:style style:name="P4" style:family="paragraph" style:parent-style-name="Standard">
      <style:text-properties officeooo:rsid="0017ea35" officeooo:paragraph-rsid="0017ea35"/>
    </style:style>
    <style:style style:name="P5" style:family="paragraph" style:parent-style-name="Standard">
      <style:text-properties officeooo:rsid="001982ed" officeooo:paragraph-rsid="001982ed"/>
    </style:style>
    <style:style style:name="P6" style:family="paragraph" style:parent-style-name="Standard">
      <style:text-properties fo:font-weight="bold" officeooo:rsid="0014e422" officeooo:paragraph-rsid="0014e422" style:font-weight-asian="bold" style:font-weight-complex="bold"/>
    </style:style>
    <style:style style:name="P7" style:family="paragraph" style:parent-style-name="Standard">
      <style:text-properties style:font-name="Liberation Serif" fo:font-weight="normal" officeooo:rsid="001a6309" officeooo:paragraph-rsid="001a6309" style:font-weight-asian="normal" style:font-weight-complex="normal"/>
    </style:style>
    <style:style style:name="P8" style:family="paragraph" style:parent-style-name="Standard">
      <style:text-properties officeooo:rsid="001c594b" officeooo:paragraph-rsid="001c594b"/>
    </style:style>
    <style:style style:name="P9" style:family="paragraph" style:parent-style-name="Standard">
      <style:text-properties fo:font-weight="bold" officeooo:rsid="0016dc30" officeooo:paragraph-rsid="0016dc30" style:font-weight-asian="bold" style:font-weight-complex="bold"/>
    </style:style>
    <style:style style:name="P10" style:family="paragraph" style:parent-style-name="Standard" style:list-style-name="L1">
      <style:text-properties officeooo:rsid="0016dc30" officeooo:paragraph-rsid="0017ea35"/>
    </style:style>
    <style:style style:name="P11" style:family="paragraph" style:parent-style-name="Standard" style:list-style-name="L1">
      <style:text-properties officeooo:rsid="0017ea35" officeooo:paragraph-rsid="0017ea35"/>
    </style:style>
    <style:style style:name="P12" style:family="paragraph" style:parent-style-name="Standard" style:list-style-name="L1">
      <style:text-properties officeooo:rsid="0017ea35" officeooo:paragraph-rsid="001982ed"/>
    </style:style>
    <style:style style:name="P13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rsid="001a6309" officeooo:paragraph-rsid="001a6309" style:font-weight-asian="normal" style:font-weight-complex="normal"/>
    </style:style>
    <style:style style:name="P14" style:family="paragraph" style:parent-style-name="Standard">
      <style:text-properties officeooo:rsid="001c8f46" officeooo:paragraph-rsid="001d7c7e"/>
    </style:style>
    <style:style style:name="P15" style:family="paragraph" style:parent-style-name="Standard">
      <style:text-properties fo:font-size="16pt" fo:font-weight="bold" officeooo:rsid="0014e422" officeooo:paragraph-rsid="0014e422" style:font-size-asian="16pt" style:font-weight-asian="bold" style:font-size-complex="16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6dc30"/>
    </style:style>
    <style:style style:name="T3" style:family="text">
      <style:text-properties officeooo:rsid="0017ea35"/>
    </style:style>
    <style:style style:name="T4" style:family="text">
      <style:text-properties officeooo:rsid="001982ed"/>
    </style:style>
    <style:style style:name="T5" style:family="text">
      <style:text-properties officeooo:rsid="001a419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kołaj Koszowski 274392</text:p>
      <text:p text:style-name="P1"><text:span text:style-name="T1">Projekt FSiT</text:span> <text:span text:style-name="T3">Etap I</text:span></text:p>
      <text:p text:style-name="P1"/>
      <text:p text:style-name="P15">Temat: Dyfuzyjny system rekomendacji filmów.</text:p>
      <text:p text:style-name="P1"/>
      <text:p text:style-name="P14"><text:span text:style-name="T6">Opis: </text:span><text:span text:style-name="T9">System rekomendacji traktujący filmy jako cząsteczki, które wchodzą w interakcje ze sobą nawzajem i modelem użytkownika.</text:span></text:p>
      <text:p text:style-name="P14"><text:span text:style-name="T9"/></text:p>
      <text:p text:style-name="P1"><text:span text:style-name="T6">Problem: </text:span>Obecne algorytmy polecające filmy pełnometrażowe (filmweb.pl, netflix.com) promują filmy średnie takie, które przypadną do gustu jak najszerszej widowni, przywiązują <text:span text:style-name="T2">zbyt dużą wagę do oceny filmu i są zbyt amerykańskocentryczne.</text:span></text:p>
      <text:p text:style-name="P1"/>
      <text:p text:style-name="P3"><text:span text:style-name="T6">Cel: </text:span>Rozwiązanie problemu, stworzenie zindywidualizowanego systemu rekomendacyjnego.</text:p>
      <text:p text:style-name="P3"/>
      <text:p text:style-name="P9">Plan:</text:p>
      <text:list xml:id="list2690021664379741968" text:style-name="L1">
        <text:list-item>
          <text:p text:style-name="P10">Zapoznanie się z lepiej działającymi systemami rekomendacji - YouTube i <text:span text:style-name="T3">MovieLens.org. Zrozumienie podstaw ich działania i przewagi nad wspomnianymi wcześniej.</text:span></text:p>
          <text:p text:style-name="P10"/>
        </text:list-item>
        <text:list-item>
          <text:p text:style-name="P11">Zapoznanie się z różnymi modelami dyfuzji.</text:p>
          <text:p text:style-name="P10"/>
        </text:list-item>
        <text:list-item>
          <text:p text:style-name="P11">Decyzja nad stosowaniem modelu płynu czy ciała stałego i modelu mikroskopowego czy makroskopowego.</text:p>
          <text:p text:style-name="P10"/>
        </text:list-item>
        <text:list-item>
          <text:p text:style-name="P12">Stworzenie prototypu, <text:span text:style-name="T4">nadanie danym odpowiednich właściwości i relacji między nimi, żeby zastosowane modele dawały oczekiwane rezultaty</text:span>.</text:p>
          <text:p text:style-name="P12"/>
        </text:list-item>
        <text:list-item>
          <text:p text:style-name="P12"><text:span text:style-name="T4">O</text:span>cena wymaganej wydajności i wybór języka programowania.</text:p>
          <text:p text:style-name="P12"/>
        </text:list-item>
        <text:list-item>
          <text:p text:style-name="P11">Stworzenie działającego modelu w wybranym języku, <text:span text:style-name="T4">wykorzystującym wszystkie zebrane dane.</text:span></text:p>
          <text:p text:style-name="P11"/>
        </text:list-item>
        <text:list-item>
          <text:p text:style-name="P11">Odpowiednia prezentacja otrzymanych wyników.</text:p>
        </text:list-item>
      </text:list>
      <text:p text:style-name="P4"/>
      <text:p text:style-name="P5"><text:span text:style-name="T6">Oczekiwane wyniki: </text:span><text:span text:style-name="T5">Wraz z upływem czasu rekomendowane będą coraz bardziej zróżnicowane filmy. Cząsteczki filmów będą wykazywać zachowanie związane ze swoją zawartością w stosunku do interakcji z modelem osoby dla której tworzone są rekomendacje. </text:span></text:p>
      <text:p text:style-name="P4"/>
      <text:p text:style-name="P6">Źródła:</text:p>
      <text:p text:style-name="P1">Baza danych kilkunastu tysięcy filmów.</text:p>
      <text:p text:style-name="P1"><text:a xlink:type="simple" xlink:href="https://www.kaggle.com/rounakbanik/the-movies-dataset/data" text:style-name="Internet_20_link" text:visited-style-name="Visited_20_Internet_20_Link">https://www.kaggle.com/rounakbanik/the-movies-dataset/data</text:a></text:p>
      <text:p text:style-name="P1"/>
      <text:p text:style-name="P8">Książki</text:p>
      <text:p text:style-name="P7">Diffusion. <text:span text:style-name="T8">Mass Transfer in Fluid Systems. </text:span><text:span text:style-name="T7">E. L. Cussler.</text:span></text:p>
      <text:p text:style-name="P13">Anomalous Transport: Foundations and Applications, Rainer Klages, Gunter Radons, Igor M. Sokolo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2:56:39.039004823</meta:creation-date>
    <dc:date>2017-10-29T00:33:43.154010665</dc:date>
    <meta:editing-duration>PT10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18" meta:character-count="1686" meta:non-whitespace-character-count="1501"/>
  </office:meta>
</office:document-meta>
</file>